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33cm"/>
    </style:style>
    <style:style style:name="gr2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svg:stroke-color="#000000" draw:fill="none" draw:fill-color="#ffffff" fo:min-height="0.873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cm" svg:height="0.983cm" svg:x="4.25cm" svg:y="1.069cm">
          <draw:text-box>
            <text:p><text:span text:style-name="T1">Clie</text:span><text:span text:style-name="T1">nt</text:span></text:p>
          </draw:text-box>
        </draw:frame>
        <draw:frame draw:style-name="gr1" draw:text-style-name="P1" draw:layer="layout" svg:width="3.1cm" svg:height="0.983cm" svg:x="13.701cm" svg:y="1.069cm">
          <draw:text-box>
            <text:p><text:span text:style-name="T1">Serv</text:span><text:span text:style-name="T1">eur</text:span></text:p>
          </draw:text-box>
        </draw:frame>
        <draw:line draw:style-name="gr2" draw:text-style-name="P2" draw:layer="layout" svg:x1="10.5cm" svg:y1="1cm" svg:x2="10.5cm" svg:y2="38.8cm">
          <text:p/>
        </draw:line>
        <draw:custom-shape draw:style-name="gr3" draw:text-style-name="P3" xml:id="id1" draw:id="id1" draw:layer="layout" svg:width="1.1cm" svg:height="1.1cm" svg:x="4.8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5.3cm" svg:height="1.4cm" svg:x="2.75cm" svg:y="3.9cm">
          <text:p text:style-name="P4"><text:span text:style-name="T2">Ouverture de l'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5.3cm" svg:height="1.4cm" svg:x="2.75cm" svg:y="6.501cm">
          <text:p text:style-name="P4"><text:span text:style-name="T2">Authen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5.3cm" svg:height="1.4cm" svg:x="12.601cm" svg:y="6.501cm">
          <text:p text:style-name="P4"><text:span text:style-name="T2">Autori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5" draw:id="id5" draw:layer="layout" svg:width="2.2cm" svg:height="2.1cm" svg:x="14.151cm" svg:y="8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6" draw:id="id6" draw:layer="layout" svg:width="5.3cm" svg:height="1.4cm" svg:x="2.75cm" svg:y="9.15cm">
          <text:p text:style-name="P4"><text:span text:style-name="T2">Authentification réuss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5.3cm" svg:height="1.4cm" svg:x="2.75cm" svg:y="11.401cm">
          <text:p text:style-name="P4"><text:span text:style-name="T2">Connexion au lob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9" draw:id="id9" draw:layer="layout" svg:width="5.3cm" svg:height="1.4cm" svg:x="12.601cm" svg:y="11.4cm">
          <text:p text:style-name="P4"><text:span text:style-name="T2">Liste des pa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0" draw:id="id10" draw:layer="layout" svg:width="5.3cm" svg:height="1.4cm" svg:x="2.75cm" svg:y="13.6cm">
          <text:p text:style-name="P4"><text:span text:style-name="T2">Affichage des pa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5.3cm" svg:height="1.4cm" svg:x="2.75cm" svg:y="19.301cm">
          <text:p text:style-name="P4"><text:span text:style-name="T2">Connexion à une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3" draw:id="id13" draw:layer="layout" svg:width="5.3cm" svg:height="1.4cm" svg:x="2.75cm" svg:y="21.9cm">
          <text:p text:style-name="P4"><text:span text:style-name="T2">Joueur prê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5" draw:id="id15" draw:layer="layout" svg:width="5.3cm" svg:height="1.4cm" svg:x="2.75cm" svg:y="24.6cm">
          <text:p text:style-name="P4"><text:span text:style-name="T2">Lancement de la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8" draw:id="id18" draw:layer="layout" svg:width="5.3cm" svg:height="1.4cm" svg:x="2.75cm" svg:y="26.9cm">
          <text:p text:style-name="P4"><text:span text:style-name="T2">Fin de la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2" draw:id="id12" draw:layer="layout" svg:width="5.3cm" svg:height="1.4cm" svg:x="12.601cm" svg:y="19.3cm">
          <text:p text:style-name="P4"><text:span text:style-name="T2">Connexion &amp; Informations</text:span></text:p>
          <text:p text:style-name="P4"><text:span text:style-name="T2"><text:s/></text:span><text:span text:style-name="T2">de la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4" draw:id="id14" draw:layer="layout" svg:width="5.3cm" svg:height="1.4cm" svg:x="12.601cm" svg:y="21.9cm">
          <text:p text:style-name="P4"><text:span text:style-name="T2">Autorisation début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5.4cm" svg:y1="3.2cm" svg:x2="5.4cm" svg:y2="3.9cm" draw:start-shape="id1" draw:start-glue-point="8" draw:end-shape="id2" draw:end-glue-point="0" svg:d="M5400 3200v700" svg:viewBox="0 0 1 701">
          <text:p/>
        </draw:connector>
        <draw:connector draw:style-name="gr6" draw:text-style-name="P2" xml:id="id7" draw:id="id7" draw:layer="layout" svg:x1="5.4cm" svg:y1="5.3cm" svg:x2="5.4cm" svg:y2="6.501cm" draw:start-shape="id2" draw:start-glue-point="2" draw:end-shape="id3" draw:end-glue-point="0" svg:d="M5400 5300v1201" svg:viewBox="0 0 1 1202">
          <text:p/>
        </draw:connector>
        <draw:connector draw:style-name="gr6" draw:text-style-name="P2" draw:layer="layout" svg:x1="8.05cm" svg:y1="7.201cm" svg:x2="12.601cm" svg:y2="7.201cm" draw:start-shape="id3" draw:start-glue-point="1" draw:end-shape="id4" draw:end-glue-point="3" svg:d="M8050 7201h4551" svg:viewBox="0 0 4552 1">
          <text:p/>
        </draw:connector>
        <draw:connector draw:style-name="gr6" draw:text-style-name="P2" draw:layer="layout" svg:x1="15.251cm" svg:y1="7.901cm" svg:x2="15.251cm" svg:y2="8.8cm" draw:start-shape="id4" draw:start-glue-point="2" draw:end-shape="id5" draw:end-glue-point="4" svg:d="M15251 7901v899" svg:viewBox="0 0 1 900">
          <text:p/>
        </draw:connector>
        <draw:connector draw:style-name="gr6" draw:text-style-name="P2" draw:layer="layout" svg:x1="14.151cm" svg:y1="9.85cm" svg:x2="8.05cm" svg:y2="9.85cm" draw:start-shape="id5" draw:start-glue-point="5" draw:end-shape="id6" draw:end-glue-point="1" svg:d="M14151 9850h-6101" svg:viewBox="0 0 6102 1">
          <text:p/>
        </draw:connector>
        <draw:connector draw:style-name="gr6" draw:text-style-name="P2" draw:layer="layout" draw:line-skew="1.547cm" svg:x1="16.351cm" svg:y1="9.85cm" svg:x2="5.4cm" svg:y2="5.9cm" draw:start-shape="id5" draw:start-glue-point="7" draw:end-shape="id7" draw:end-glue-point="0" svg:d="M16351 9850h2049v-3950h-13000" svg:viewBox="0 0 13001 3951">
          <text:p/>
        </draw:connector>
        <draw:connector draw:style-name="gr6" draw:text-style-name="P2" draw:layer="layout" svg:x1="5.4cm" svg:y1="10.55cm" svg:x2="5.4cm" svg:y2="11.401cm" draw:start-shape="id6" draw:start-glue-point="2" draw:end-shape="id8" draw:end-glue-point="0" svg:d="M5400 10550v851" svg:viewBox="0 0 1 852">
          <text:p/>
        </draw:connector>
        <draw:connector draw:style-name="gr6" draw:text-style-name="P2" draw:layer="layout" svg:x1="8.05cm" svg:y1="12.101cm" svg:x2="12.601cm" svg:y2="12.1cm" draw:start-shape="id8" draw:start-glue-point="1" draw:end-shape="id9" svg:d="M8050 12101h2276v-1h2275" svg:viewBox="0 0 4552 2">
          <text:p/>
        </draw:connector>
        <draw:connector draw:style-name="gr6" draw:text-style-name="P2" draw:layer="layout" svg:x1="15.251cm" svg:y1="12.8cm" svg:x2="8.05cm" svg:y2="14.3cm" draw:start-shape="id9" draw:start-glue-point="2" draw:end-shape="id10" svg:d="M15251 12800v1500h-7201" svg:viewBox="0 0 7202 1501">
          <text:p/>
        </draw:connector>
        <draw:connector draw:style-name="gr6" draw:text-style-name="P2" draw:layer="layout" svg:x1="8.05cm" svg:y1="20.001cm" svg:x2="12.601cm" svg:y2="20cm" draw:start-shape="id11" draw:start-glue-point="1" draw:end-shape="id12" draw:end-glue-point="3" svg:d="M8050 20001h2276v-1h2275" svg:viewBox="0 0 4552 2">
          <text:p/>
        </draw:connector>
        <draw:connector draw:style-name="gr6" draw:text-style-name="P2" draw:layer="layout" svg:x1="15.251cm" svg:y1="20.7cm" svg:x2="5.4cm" svg:y2="21.9cm" draw:start-shape="id12" draw:start-glue-point="2" draw:end-shape="id13" draw:end-glue-point="0" svg:d="M15251 20700v601h-9851v599" svg:viewBox="0 0 9852 1201">
          <text:p/>
        </draw:connector>
        <draw:connector draw:style-name="gr6" draw:text-style-name="P2" draw:layer="layout" svg:x1="8.05cm" svg:y1="22.6cm" svg:x2="12.601cm" svg:y2="22.6cm" draw:start-shape="id13" draw:start-glue-point="1" draw:end-shape="id14" svg:d="M8050 22600h4551" svg:viewBox="0 0 4552 1">
          <text:p/>
        </draw:connector>
        <draw:connector draw:style-name="gr6" draw:text-style-name="P2" draw:layer="layout" svg:x1="15.251cm" svg:y1="23.3cm" svg:x2="5.4cm" svg:y2="24.6cm" draw:start-shape="id14" draw:start-glue-point="2" draw:end-shape="id15" draw:end-glue-point="0" svg:d="M15251 23300v651h-9851v649" svg:viewBox="0 0 9852 1301">
          <text:p/>
        </draw:connector>
        <draw:custom-shape draw:style-name="gr4" draw:text-style-name="P5" xml:id="id16" draw:id="id16" draw:layer="layout" svg:width="5.3cm" svg:height="1.4cm" svg:x="12.601cm" svg:y="24.6cm">
          <text:p text:style-name="P4"><text:span text:style-name="T2">Synchro. des a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7" draw:id="id17" draw:layer="layout" svg:width="5.3cm" svg:height="1.4cm" svg:x="12.601cm" svg:y="26.9cm">
          <text:p text:style-name="P4"><text:span text:style-name="T2">Fin de la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9" draw:id="id19" draw:layer="layout" svg:width="2.2cm" svg:height="2.1cm" svg:x="4.3cm" svg:y="28.9cm">
          <text:p text:style-name="P4"><text:span text:style-name="T3">Rejou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8.05cm" svg:y1="25.3cm" svg:x2="12.601cm" svg:y2="25.3cm" draw:start-shape="id15" draw:start-glue-point="1" draw:end-shape="id16" draw:end-glue-point="3" svg:d="M8050 25300h4551" svg:viewBox="0 0 4552 1">
          <text:p/>
        </draw:connector>
        <draw:connector draw:style-name="gr6" draw:text-style-name="P2" draw:layer="layout" svg:x1="15.251cm" svg:y1="26cm" svg:x2="15.251cm" svg:y2="26.9cm" draw:start-shape="id16" draw:start-glue-point="2" draw:end-shape="id17" draw:end-glue-point="0" svg:d="M15251 26000v900" svg:viewBox="0 0 1 901">
          <text:p/>
        </draw:connector>
        <draw:connector draw:style-name="gr6" draw:text-style-name="P2" draw:layer="layout" svg:x1="12.601cm" svg:y1="27.6cm" svg:x2="8.05cm" svg:y2="27.6cm" draw:start-shape="id17" draw:start-glue-point="3" draw:end-shape="id18" svg:d="M12601 27600h-4551" svg:viewBox="0 0 4552 1">
          <text:p/>
        </draw:connector>
        <draw:connector draw:style-name="gr6" draw:text-style-name="P2" draw:layer="layout" svg:x1="5.4cm" svg:y1="28.3cm" svg:x2="5.4cm" svg:y2="28.9cm" draw:start-shape="id18" draw:start-glue-point="2" draw:end-shape="id19" draw:end-glue-point="4" svg:d="M5400 28300v600" svg:viewBox="0 0 1 601">
          <text:p/>
        </draw:connector>
        <draw:connector draw:style-name="gr6" draw:text-style-name="P2" draw:layer="layout" draw:line-skew="-0.349cm" svg:x1="4.3cm" svg:y1="29.95cm" svg:x2="2.75cm" svg:y2="22.6cm" draw:start-shape="id19" draw:start-glue-point="5" draw:end-shape="id13" draw:end-glue-point="3" svg:d="M4300 29950h-2400v-7350h850" svg:viewBox="0 0 2401 7351">
          <text:p/>
        </draw:connector>
        <draw:frame draw:style-name="gr8" draw:text-style-name="P8" draw:layer="layout" svg:width="2cm" svg:height="0.75cm" svg:x="12.4cm" svg:y="9.05cm">
          <draw:text-box>
            <text:p><text:span text:style-name="T4">Succès</text:span></text:p>
          </draw:text-box>
        </draw:frame>
        <draw:frame draw:style-name="gr8" draw:text-style-name="P8" draw:layer="layout" svg:width="2cm" svg:height="0.75cm" svg:x="16.1cm" svg:y="9.1cm">
          <draw:text-box>
            <text:p><text:span text:style-name="T4">Echec</text:span></text:p>
          </draw:text-box>
        </draw:frame>
        <draw:frame draw:style-name="gr8" draw:text-style-name="P8" draw:layer="layout" svg:width="2cm" svg:height="0.75cm" svg:x="3.2cm" svg:y="29.275cm">
          <draw:text-box>
            <text:p><text:span text:style-name="T4">Oui</text:span></text:p>
          </draw:text-box>
        </draw:frame>
        <draw:frame draw:style-name="gr8" draw:text-style-name="P8" draw:layer="layout" svg:width="2cm" svg:height="0.75cm" svg:x="3.7cm" svg:y="30.4cm">
          <draw:text-box>
            <text:p><text:span text:style-name="T4">Non</text:span></text:p>
          </draw:text-box>
        </draw:frame>
        <draw:connector draw:style-name="gr6" draw:text-style-name="P2" draw:layer="layout" draw:line-skew="-0.402cm -0.949cm" svg:x1="5.4cm" svg:y1="31cm" svg:x2="2.75cm" svg:y2="12.101cm" draw:start-shape="id19" draw:start-glue-point="6" draw:end-shape="id8" draw:end-glue-point="3" svg:d="M5400 31000v100h-4100v-18999h1450" svg:viewBox="0 0 4101 19000">
          <text:p/>
        </draw:connector>
        <draw:custom-shape draw:style-name="gr4" draw:text-style-name="P7" xml:id="id20" draw:id="id20" draw:layer="layout" svg:width="2.2cm" svg:height="2.1cm" svg:x="4.3cm" svg:y="15.7cm">
          <text:p text:style-name="P4"><text:span text:style-name="T3">Actio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5.4cm" svg:y1="15cm" svg:x2="5.4cm" svg:y2="15.7cm" draw:start-shape="id10" draw:start-glue-point="2" draw:end-shape="id20" draw:end-glue-point="4" svg:d="M5400 15000v700" svg:viewBox="0 0 1 701">
          <text:p/>
        </draw:connector>
        <draw:connector draw:style-name="gr6" draw:text-style-name="P2" draw:layer="layout" svg:x1="5.4cm" svg:y1="17.8cm" svg:x2="5.4cm" svg:y2="19.301cm" draw:start-shape="id20" draw:start-glue-point="6" draw:end-shape="id11" draw:end-glue-point="0" svg:d="M5400 17800v1501" svg:viewBox="0 0 1 1502">
          <text:p/>
        </draw:connector>
        <draw:frame draw:style-name="gr9" draw:text-style-name="P8" draw:layer="layout" svg:width="2.4cm" svg:height="1.123cm" svg:x="5.3cm" svg:y="17.55cm">
          <draw:text-box>
            <text:p><text:span text:style-name="T4">Joindre une partie</text:span></text:p>
          </draw:text-box>
        </draw:frame>
        <draw:frame draw:style-name="gr9" draw:text-style-name="P8" draw:layer="layout" svg:width="2cm" svg:height="1.123cm" svg:x="2.8cm" svg:y="15.639cm">
          <draw:text-box>
            <text:p><text:span text:style-name="T4">Quitter le jeu</text:span></text:p>
          </draw:text-box>
        </draw:frame>
        <draw:frame draw:style-name="gr9" draw:text-style-name="P8" draw:layer="layout" svg:width="2.4cm" svg:height="1.123cm" svg:x="6.4cm" svg:y="15.639cm">
          <draw:text-box>
            <text:p><text:span text:style-name="T4">Créer une partie</text:span></text:p>
          </draw:text-box>
        </draw:frame>
        <draw:custom-shape draw:style-name="gr4" draw:text-style-name="P5" xml:id="id21" draw:id="id21" draw:layer="layout" svg:width="5.3cm" svg:height="1.4cm" svg:x="12.601cm" svg:y="16.05cm">
          <text:p text:style-name="P4"><text:span text:style-name="T2">Création de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6.5cm" svg:y1="16.75cm" svg:x2="12.601cm" svg:y2="16.75cm" draw:start-shape="id20" draw:start-glue-point="7" draw:end-shape="id21" draw:end-glue-point="3" svg:d="M6500 16750h6101" svg:viewBox="0 0 6102 1">
          <text:p/>
        </draw:connector>
        <draw:connector draw:style-name="gr6" draw:text-style-name="P2" draw:layer="layout" svg:x1="15.251cm" svg:y1="17.45cm" svg:x2="15.251cm" svg:y2="19.3cm" draw:start-shape="id21" draw:start-glue-point="2" draw:end-shape="id12" svg:d="M15251 17450v1850" svg:viewBox="0 0 1 1851">
          <text:p/>
        </draw:connector>
        <draw:custom-shape draw:style-name="gr4" draw:text-style-name="P5" xml:id="id22" draw:id="id22" draw:layer="layout" svg:width="5.3cm" svg:height="1.4cm" svg:x="2.75cm" svg:y="32.7cm">
          <text:p text:style-name="P4"><text:span text:style-name="T2">Déconnex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6.5cm" svg:y1="29.95cm" svg:x2="5.4cm" svg:y2="32.7cm" draw:start-shape="id19" draw:start-glue-point="7" draw:end-shape="id22" draw:end-glue-point="0" svg:d="M6500 29950h502v1901h-1602v849" svg:viewBox="0 0 1603 2751">
          <text:p/>
        </draw:connector>
        <draw:frame draw:style-name="gr8" draw:text-style-name="P8" draw:layer="layout" svg:width="2cm" svg:height="0.75cm" svg:x="6.5cm" svg:y="29.275cm">
          <draw:text-box>
            <text:p><text:span text:style-name="T4">Quitter</text:span></text:p>
          </draw:text-box>
        </draw:frame>
        <draw:connector draw:style-name="gr6" draw:text-style-name="P2" draw:layer="layout" draw:line-skew="-2.199cm 6.599cm" svg:x1="4.3cm" svg:y1="16.75cm" svg:x2="5.4cm" svg:y2="32.7cm" draw:start-shape="id20" draw:start-glue-point="5" draw:end-shape="id22" draw:end-glue-point="0" svg:d="M4300 16750h-2700v15100h3800v850" svg:viewBox="0 0 3801 15951">
          <text:p/>
        </draw:connector>
        <draw:custom-shape draw:style-name="gr4" draw:text-style-name="P5" xml:id="id23" draw:id="id23" draw:layer="layout" svg:width="5.3cm" svg:height="1.4cm" svg:x="12.601cm" svg:y="32.7cm">
          <text:p text:style-name="P4"><text:span text:style-name="T2">Déconnex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4" draw:id="id24" draw:layer="layout" svg:width="5.3cm" svg:height="1.4cm" svg:x="2.75cm" svg:y="35.4cm">
          <text:p text:style-name="P4"><text:span text:style-name="T2">Sortie de l'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5" draw:id="id25" draw:layer="layout" svg:width="1.1cm" svg:height="1.1cm" svg:x="4.85cm" svg:y="3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8.05cm" svg:y1="33.4cm" svg:x2="12.601cm" svg:y2="33.4cm" draw:start-shape="id22" draw:start-glue-point="1" draw:end-shape="id23" svg:d="M8050 33400h4551" svg:viewBox="0 0 4552 1">
          <text:p/>
        </draw:connector>
        <draw:connector draw:style-name="gr6" draw:text-style-name="P2" draw:layer="layout" draw:line-skew="-0.151cm" svg:x1="15.251cm" svg:y1="34.1cm" svg:x2="5.4cm" svg:y2="35.4cm" draw:start-shape="id23" draw:end-shape="id24" draw:end-glue-point="0" svg:d="M15251 34100v500h-9851v800" svg:viewBox="0 0 9852 1301">
          <text:p/>
        </draw:connector>
        <draw:connector draw:style-name="gr6" draw:text-style-name="P2" draw:layer="layout" svg:x1="5.4cm" svg:y1="36.8cm" svg:x2="5.4cm" svg:y2="37.7cm" draw:start-shape="id24" draw:start-glue-point="2" draw:end-shape="id25" draw:end-glue-point="4" svg:d="M5400 3680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39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7M58S</meta:editing-duration>
    <meta:editing-cycles>27</meta:editing-cycles>
    <meta:generator>LibreOffice/5.2.2.2$Linux_X86_64 LibreOffice_project/20m0$Build-2</meta:generator>
    <dc:date>2017-04-05T12:34:55.907942037</dc:date>
    <meta:document-statistic meta:object-count="63"/>
  </office:meta>
</office:document-meta>
</file>